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1650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1650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1650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1650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1650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fo:font-size="9pt" officeooo:paragraph-rsid="002688cc" style:font-name-asian="Georgia1" style:font-size-asian="7.84999990463257pt" style:font-name-complex="Georgia1" style:font-size-complex="9pt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6d1650" style:font-name-asian="Georgia1" style:font-name-complex="Georgia1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d1650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d1650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6e9454" style:font-name-asian="Georgia1" style:font-name-complex="Georgia1"/>
    </style:style>
    <style:style style:name="P2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6e9454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6e9454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6e9454" style:font-name-asian="Georgia1" style:font-name-complex="Georgia1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e9454" style:font-name-asian="Georgia1" style:font-name-complex="Georgia1"/>
    </style:style>
    <style:style style:name="P30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6e9454" style:font-name-asian="Georgia1" style:font-name-complex="Georgia1"/>
    </style:style>
    <style:style style:name="P3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6e9454" style:font-name-asian="Georgia1" style:font-name-complex="Georgia1"/>
    </style:style>
    <style:style style:name="P32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6e9454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42cb47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42cb47" style:font-name-asian="Georgia1" style:font-name-complex="Georgia1"/>
    </style:style>
    <style:style style:name="T6" style:family="text">
      <style:text-properties officeooo:rsid="00477bb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Méthodes de travail et </text:span><text:span text:style-name="T2">de </text:span><text:span text:style-name="T1">communication interne</text:span></text:p>
      <text:p text:style-name="Standard"/>
      <text:p text:style-name="P2"><draw:frame draw:style-name="fr1" draw:name="image6.png" text:anchor-type="as-char" svg:y="-1.099cm" svg:width="10.601cm" svg:height="1.506cm" draw:z-index="10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6">📅 <text:span text:style-name="T3">Date de Création : </text:span><text:span text:style-name="T5">04</text:span><text:span text:style-name="T3">/</text:span><text:span text:style-name="T5">11</text:span><text:span text:style-name="T3">/</text:span><text:span text:style-name="T4">202</text:span><text:span text:style-name="T5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<text:span text:style-name="T2">I</text:span></text:p>
          </text:list-item>
        </text:list>
      </text:section>
      <text:p text:style-name="P6"><text:span text:style-name="T4"/></text:p>
      <text:section text:style-name="Sect1" text:name="Section2">
        <text:p text:style-name="P10"><draw:frame draw:style-name="fr2" draw:name="Image2" text:anchor-type="as-char" svg:y="-0.728cm" svg:width="5.89cm" svg:height="1.669cm" draw:z-index="11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2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Proposition de méthodes à suivre au long du projet<text:tab/>2</text:a></text:p>
          <text:p text:style-name="P15"><text:a xlink:type="simple" xlink:href="#__RefHeading___Toc399_377169772" text:style-name="Index_20_Link" text:visited-style-name="Index_20_Link">A) Proposition de méthodes de travail et de communication en interne<text:tab/>2</text:a></text:p>
          <text:p text:style-name="P15"><text:a xlink:type="simple" xlink:href="#__RefHeading___Toc399_377169772%20Copie%201" text:style-name="Index_20_Link" text:visited-style-name="Index_20_Link">B) Ajustements suggérés<text:tab/>3</text:a></text:p>
          <text:p text:style-name="P14"><text:a xlink:type="simple" xlink:href="#__RefHeading___Toc395_377169772%20Copie%202%20Copie%202" text:style-name="Index_20_Link" text:visited-style-name="Index_20_Link">Prochaine réunion<text:tab/>4</text:a></text:p>
          <text:p text:style-name="P15"><text:a xlink:type="simple" xlink:href="#__RefHeading___Toc399_377169772%20Copie%202%20Copie%202" text:style-name="Index_20_Link" text:visited-style-name="Index_20_Link">Date<text:tab/>4</text:a></text:p>
          <text:p text:style-name="P15"><text:a xlink:type="simple" xlink:href="#__RefHeading___Toc552_377169772%20Copie%201%20Copie%202" text:style-name="Index_20_Link" text:visited-style-name="Index_20_Link">Ordre du jour<text:tab/>4</text:a></text:p>
          <text:p text:style-name="P15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Proposition de méthodes à suivre <text:tab/>au long du projet<text:bookmark-end text:name="__RefHeading___Toc395_377169772"/></text:p>
        </text:list-item>
      </text:list>
      <text:p text:style-name="P17"/>
      <text:list xml:id="list3352342416" text:style-name="L3">
        <text:list-item>
          <text:p text:style-name="P18"><text:bookmark-start text:name="__RefHeading___Toc399_377169772"/>Proposition de méthodes de travail et de <text:tab/>communication en interne<text:bookmark-end text:name="__RefHeading___Toc399_377169772"/></text:p>
        </text:list-item>
      </text:list>
      <text:p text:style-name="P17"/>
      <text:p text:style-name="P19">- Gitignore : </text:p>
      <text:p text:style-name="P19">Nom : _fichiers_temporaires</text:p>
      <text:p text:style-name="P19">But : stocker des fichiers liés aux projets sur vos machines, n'ayant pas d'intérêts à être poussé (brouillon, autres fichiers temporaires)</text:p>
      <text:p text:style-name="P19"/>
      <text:p text:style-name="P19">- Horaire : </text:p>
      <text:p text:style-name="P19">Entre 19h30 et 22h30 (hors temps de repas) → essayer d'être disponible et réactif, surtout en cas de ping nominatif</text:p>
      <text:p text:style-name="P19">Passé 22h30 → présences requises uniquement pour les urgences, sinon peut attendre le lendemain</text:p>
      <text:p text:style-name="P19">Dans la mesure du possible, ne pas laisser plus de 24h à 36h de remis pour les messages</text:p>
      <text:p text:style-name="P19"/>
      <text:p text:style-name="P19">- Communication :</text:p>
      <text:p text:style-name="P19">Ouverture d'un channel « indisponibilité » ou « vacances » → envoyer un message pour informer d'une absences, ou de même d’un retard (nom encore à définir, à l’appréciation du chef de projet) </text:p>
      <text:p text:style-name="P19">Ouverture de channel pour les tâches </text:p>
      <text:p text:style-name="P19">Ouverture de fils pour les sous-tâches</text:p>
      <text:p text:style-name="P19"><text:tab/>⇒ Permet un suivi et une encapsulation de chaque tâche</text:p>
      <text:p text:style-name="P19">Ouverture de channel pour les mise à jour Gantt des tâches</text:p>
      <text:p text:style-name="P19"/>
      <text:p text:style-name="P19">- Gantt : planning et répartition des tâches</text:p>
      <text:p text:style-name="P19">Quand lecture du fichier Gantt : NE SAUVEGARDER AUCUNE MODIFICATION APPORTÉES AU FICHIER</text:p>
      <text:p text:style-name="P19">Découpage en tâche puis en sous-tâches (ou travaux)</text:p>
      <text:list text:style-name="L4">
        <text:list-item>
          <text:p text:style-name="P20">Grands axes du projets → Définit une fois en réunion, puis relativement statique </text:p>
          <text:list>
            <text:list-item>
              <text:p text:style-name="P20">Tâches : étapes généralistes → Concertation du groupe (au moins 2 ou 3 membres) en réunion </text:p>
              <text:list>
                <text:list-item>
                  <text:p text:style-name="P20">Sous-tâches : travaux précis pour avancer une tâche → pas besoin de concertation</text:p>
                </text:list-item>
              </text:list>
            </text:list-item>
          </text:list>
        </text:list-item>
      </text:list>
      <text:p text:style-name="P19"><text:tab/>⇒ Répétition des tâches dans les axes, avec leurs sous-tâches correspondantes</text:p>
      <text:p text:style-name="P19">Ouverture / modification / avancement d'une tâche ou d’une sous-tâche ⇒ ouverture d’un ticket sur Taiga</text:p>
      <text:p text:style-name="P19">Définition d'une charte de couleur pour les tâches et les sous-tâches</text:p>
      <text:p text:style-name="P19"/>
      <text:p text:style-name="P19">- Taiga :</text:p>
      <text:p text:style-name="P19">Ouverture de ticket pour ouverture/modification/avancement d'une tâche ou d'une sous-tâche</text:p>
      <text:p text:style-name="P19">⇒ Réponses aux tickets : chef de projet (Axel)</text:p>
      <text:p text:style-name="P19"><text:soft-page-break/>- Autre en vracs</text:p>
      <text:p text:style-name="P19"><text:tab/>⇒ Partenariat potentiel : diagonale du fou (jeu de société à Valence)</text:p>
      <text:p text:style-name="P7"/>
      <text:p text:style-name="P21"/>
      <text:list text:continue-list="list3352342416" text:style-name="L3">
        <text:list-item>
          <text:p text:style-name="P18"><text:bookmark-start text:name="__RefHeading___Toc399_377169772 Copie 1"/>Ajustements suggérés<text:bookmark-end text:name="__RefHeading___Toc399_377169772 Copie 1"/></text:p>
        </text:list-item>
      </text:list>
      <text:p text:style-name="P21"/>
      <text:p text:style-name="P19">-Communication interne :</text:p>
      <text:p text:style-name="P19"><text:tab/>Utilisation d’une catégorie pour regrouper les channels de tâches sur Discord</text:p>
      <text:p text:style-name="P19"/>
      <text:p text:style-name="P19">- Gantt :</text:p>
      <text:p text:style-name="P19"><text:tab/>Répartition du pourcentage équitable : 2 = 50/50 ; 3 = 34/33/33 ; 4 = 25/25/25/25</text:p>
      <text:p text:style-name="P19"><text:tab/>Couleurs des tâches et des sous-tâches en fonction de leurs avancements</text:p>
      <text:p text:style-name="P19">Répartition des tâches dans Gantt : parallèle de Git</text:p>
      <text:list text:style-name="L5">
        <text:list-item>
          <text:p text:style-name="P22">Grands axes</text:p>
          <text:list>
            <text:list-item>
              <text:p text:style-name="P22">Tâches</text:p>
              <text:list>
                <text:list-item>
                  <text:p text:style-name="P22">Sous-tâches</text:p>
                </text:list-item>
              </text:list>
            </text:list-item>
          </text:list>
        </text:list-item>
      </text:list>
      <text:p text:style-name="P19"/>
      <text:p text:style-name="P19">- Taiga :</text:p>
      <text:p text:style-name="P19"><text:tab/>Ouverture de ticket de proposition de sujets de réunion</text:p>
      <text:p text:style-name="P6"/>
      <text:p text:style-name="P23"/>
      <text:p text:style-name="P24"><text:bookmark-start text:name="__RefHeading___Toc395_377169772 Copie 2 Copie 2"/>Prochaine réunion<text:bookmark-end text:name="__RefHeading___Toc395_377169772 Copie 2 Copie 2"/></text:p>
      <text:p text:style-name="P25"/>
      <text:p text:style-name="P26"><text:bookmark-start text:name="__RefHeading___Toc399_377169772 Copie 2 Copie 2"/>Date<text:bookmark-end text:name="__RefHeading___Toc399_377169772 Copie 2 Copie 2"/></text:p>
      <text:p text:style-name="P25"/>
      <text:p text:style-name="P27">Samedi 9 novembre 2024, de 14h30 à 16h30</text:p>
      <text:p text:style-name="P25"/>
      <text:p text:style-name="P25"/>
      <text:p text:style-name="P26"><text:bookmark-start text:name="__RefHeading___Toc552_377169772 Copie 1 Copie 2"/>Ordre du jour<text:bookmark-end text:name="__RefHeading___Toc552_377169772 Copie 1 Copie 2"/></text:p>
      <text:p text:style-name="P25"/>
      <text:p text:style-name="P28">Esprit de Wizards &amp; Dices : préparation du jalon 2</text:p>
      <text:list text:style-name="L6">
        <text:list-item>
          <text:p text:style-name="P29">Proposition de slogans et de logos</text:p>
        </text:list-item>
        <text:list-item>
          <text:p text:style-name="P29">Grands axes de produits et de services proposés</text:p>
        </text:list-item>
        <text:list-item>
          <text:p text:style-name="P29">Premiers regards sur la charte graphique</text:p>
        </text:list-item>
      </text:list>
      <text:p text:style-name="P25"/>
      <text:p text:style-name="P25"/>
      <text:p text:style-name="P26"><text:bookmark-start text:name="__RefHeading___Toc552_377169772 Copie 1 Copie 2 Copie 1"/>Devoirs<text:bookmark-end text:name="__RefHeading___Toc552_377169772 Copie 1 Copie 2 Copie 1"/></text:p>
      <text:p text:style-name="P25"/>
      <text:p text:style-name="P28">Tout le monde :</text:p>
      <text:list text:style-name="L7">
        <text:list-item>
          <text:p text:style-name="P30">Réfléchir au logo et un slogan : un minimum par personne – <text:span text:style-name="T6">3 minimum pour Loïs</text:span></text:p>
        </text:list-item>
        <text:list-item>
          <text:p text:style-name="P30">Marchandises proposés : optionnelles</text:p>
        </text:list-item>
        <text:list-item>
          <text:p text:style-name="P30">Services fournis et fonctionnalités attirantes : optionnels</text:p>
        </text:list-item>
      </text:list>
      <text:p text:style-name="P28">Loïs :</text:p>
      <text:list text:style-name="L8">
        <text:list-item>
          <text:p text:style-name="P31">Finition du logo </text:p>
        </text:list-item>
        <text:list-item>
          <text:p text:style-name="P31">Réfléchir à la charte graphique</text:p>
        </text:list-item>
      </text:list>
      <text:p text:style-name="P28">Axel :</text:p>
      <text:list text:style-name="L9">
        <text:list-item>
          <text:p text:style-name="P32">Setup des workflow de gestion de projet</text:p>
        </text:list-item>
        <text:list-item>
          <text:p text:style-name="P32">Rédaction d’un mémo formalisant les workflow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fae21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d1650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6"><draw:image xlink:href="Pictures/10000000000004030000011A1D50AB68.png" xlink:type="simple" xlink:show="embed" xlink:actuate="onLoad" draw:mime-type="image/png"/></draw:frame></text:p>
          <text:p text:style-name="MP2">Méthodes de travail et de communication interne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53:01.427000000</dc:date>
    <meta:editing-duration>PT2H5M31S</meta:editing-duration>
    <meta:editing-cycles>70</meta:editing-cycles>
    <meta:print-date>2025-01-02T09:51:38.559000000</meta:print-date>
    <meta:printed-by>Fichiers PDF</meta:printed-by>
    <meta:document-statistic meta:table-count="0" meta:image-count="7" meta:object-count="0" meta:page-count="6" meta:paragraph-count="82" meta:word-count="605" meta:character-count="3474" meta:non-whitespace-character-count="2951"/>
  </office:meta>
</office:document-meta>
</file>